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/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required_component_set</text:p>
          </table:table-cell>
          <table:table-cell office:value-type="string">
            <text:p>build_block_radiu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armor_add</text:p>
          </table:table-cell>
          <table:table-cell office:value-type="string">
            <text:p>ship_evasion_add</text:p>
          </table:table-cell>
          <table:table-cell office:value-type="string">
            <text:p>ship_evasion_mult</text:p>
          </table:table-cell>
          <table:table-cell office:value-type="string">
            <text:p>ship_weapon_range_mu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id"</text:p>
          </table:table-cell>
          <table:table-cell office:value-type="string">
            <text:p>"wes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rate_corvette</text:p>
          </table:table-cell>
          <table:table-cell office:value-type="string">
            <text:p>{ "pirate_01" }</text:p>
          </table:table-cell>
          <table:table-cell office:value-type="string">
            <text:p>5.25</text:p>
          </table:table-cell>
          <table:table-cell office:value-type="string">
            <text:p>0.35</text:p>
          </table:table-cell>
          <table:table-cell office:value-type="string">
            <text:p>0.1</text:p>
          </table:table-cell>
          <table:table-cell office:value-type="string">
            <text:p>1.75 	</text:p>
          </table:table-cell>
          <table:table-cell office:value-type="string">
            <text:p>0.08</text:p>
          </table:table-cell>
          <table:table-cell office:value-type="string">
            <text:p>2.0</text:p>
          </table:table-cell>
          <table:table-cell office:value-type="string">
            <text:p>3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mbat_computer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>pirate_destroyer</text:p>
          </table:table-cell>
          <table:table-cell office:value-type="string">
            <text:p>{ "pirate_01" }</text:p>
          </table:table-cell>
          <table:table-cell office:value-type="string">
            <text:p>4.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1.50	 </text:p>
          </table:table-cell>
          <table:table-cell office:value-type="string">
            <text:p>0.05</text:p>
          </table:table-cell>
          <table:table-cell office:value-type="string">
            <text:p>2.5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mbat_computer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>pirate_cruiser</text:p>
          </table:table-cell>
          <table:table-cell office:value-type="string">
            <text:p>{ "pirate_01" }</text:p>
          </table:table-cell>
          <table:table-cell office:value-type="string">
            <text:p>3.0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1.50	 </text:p>
          </table:table-cell>
          <table:table-cell office:value-type="string">
            <text:p>0.05</text:p>
          </table:table-cell>
          <table:table-cell office:value-type="string">
            <text:p>2.5</text:p>
          </table:table-cell>
          <table:table-cell office:value-type="string">
            <text:p>34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mbat_computers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</table:table-row>
        <table:table-row>
          <table:table-cell office:value-type="string">
            <text:p>pirate_station</text:p>
          </table:table-cell>
          <table:table-cell office:value-type="string">
            <text:p>{ "pirate_01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</text:p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>0.20</text:p>
          </table:table-cell>
          <table:table-cell office:value-type="string">
            <text:p>2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5</meta:generator>
  </office:meta>
</office:document-meta>
</file>